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1" svg:font-family="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2" svg:font-family="'Bitstream Vera Serif'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4">
      <style:text-properties style:font-name="Bitstream Vera Serif2" fo:language="en" fo:country="US" fo:font-weight="normal" style:font-weight-asian="normal" style:font-weight-complex="normal"/>
    </style:style>
    <style:style style:name="P10" style:family="paragraph" style:parent-style-name="Standard" style:list-style-name="L6">
      <style:text-properties style:font-name="Bitstream Vera Serif2" fo:language="en" fo:country="US" fo:font-weight="normal" style:font-weight-asian="normal" style:font-weight-complex="normal"/>
    </style:style>
    <style:style style:name="P11" style:family="paragraph" style:parent-style-name="Standard" style:list-style-name="L5"/>
    <style:style style:name="P12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6"/>
    <style:style style:name="P14" style:family="paragraph" style:parent-style-name="Heading_20_1" style:master-page-name="Standard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ymbol1" fo:font-weight="bold" style:font-name-asian="Symbol1" style:font-weight-asian="bold" style:font-name-complex="Symbol1" style:font-weight-complex="bold"/>
    </style:style>
    <style:style style:name="T5" style:family="text">
      <style:text-properties style:font-name="Bitstream Vera Serif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<text:tab/>CS241 </text:span>Project 1<text:tab/></text:h>
      <text:h text:style-name="Heading_20_2" text:outline-level="2">Synopsis</text:h>
      <text:p text:style-name="P1">Implement 3D transformations for viewing and modeling.</text:p>
      <text:h text:style-name="Heading_20_2" text:outline-level="2">Instructions</text:h>
      <text:p text:style-name="Standard">Download and unzip the framework provided with this project.</text:p>
      <text:p text:style-name="P1">This project is divided into two tasks, both having to do with 3D transformations. <text:s/></text:p>
      <text:list xml:id="list502032181" text:style-name="L1">
        <text:list-item>
          <text:p text:style-name="P4">The implementation of 3D transformations, and</text:p>
        </text:list-item>
        <text:list-item>
          <text:p text:style-name="P4">Use of 3D transformations for interactive viewing operations. </text:p>
        </text:list-item>
      </text:list>
      <text:p text:style-name="P1">The requirements of this project are sufficiently general to support the needs of a later project that implements hierarchical modeling.</text:p>
      <text:h text:style-name="Heading_20_2" text:outline-level="2">Implement 3D transformations.</text:h>
      <text:p text:style-name="Standard">The framework provides (in <text:span text:style-name="T3">transformation.h </text:span><text:span text:style-name="T2">and</text:span><text:span text:style-name="T3"> transformation.cpp</text:span><text:span text:style-name="T2">) <text:s/>a class named </text:span><text:span text:style-name="T3">Transformation</text:span><text:span text:style-name="T2">, which provides all the operations necessary to </text:span></text:p>
      <text:p text:style-name="Standard">implement 3D viewing and hierarchical modeling. <text:s text:c="2"/>The methods of <text:s/><text:span text:style-name="T3">Transformation</text:span><text:span text:style-name="T2"> are mostly unimplemented, and for task 1, you are to provide those implementations. <text:s/>(Look for comments containing </text:span><text:span text:style-name="T3">@TODO</text:span><text:span text:style-name="T2">)</text:span></text:p>
      <text:p text:style-name="Standard"/>
      <text:p text:style-name="P3">The class <text:span text:style-name="T3">Transformation</text:span><text:span text:style-name="T2"> provides the following data attributes and methods:</text:span></text:p>
      <text:list xml:id="list2117038579" text:style-name="L2">
        <text:list-item>
          <text:p text:style-name="P6"><text:span text:style-name="T3">current: </text:span><text:span text:style-name="T2">a 4x4 array of floats (of type Matrix4x4)</text:span></text:p>
        </text:list-item>
        <text:list-item>
          <text:p text:style-name="P6"><text:span text:style-name="T3">matrixStack</text:span><text:span text:style-name="T2">: a stack of 4x4 matrices</text:span></text:p>
        </text:list-item>
        <text:list-item>
          <text:p text:style-name="P6"><text:span text:style-name="T3">RotateX(angle), RotateY(angle), RotateZ(angle), Scale(x,y,z), Translate(x,y,z), Perspective(...)</text:span>:<text:span text:style-name="T2"> Each of these methods builds the appropriate 4x4 matrix </text:span><text:span text:style-name="T3">M</text:span><text:span text:style-name="T2">, and multiplies it thus: <text:tab/><text:line-break/><text:tab/></text:span><text:span text:style-name="T3">current </text:span><text:span text:style-name="T4"> </text:span><text:span text:style-name="T3">current*M</text:span></text:p>
        </text:list-item>
      </text:list>
      <text:list xml:id="list2164556562" text:style-name="L3">
        <text:list-item>
          <text:p text:style-name="P7"><text:span text:style-name="T3">Identity()</text:span><text:span text:style-name="T2"> implements <text:line-break/><text:tab/></text:span><text:span text:style-name="T3">current </text:span><text:span text:style-name="T4"> </text:span><text:span text:style-name="T3">Identity</text:span></text:p>
        </text:list-item>
        <text:list-item>
          <text:p text:style-name="P7"><text:span text:style-name="T3">Push()</text:span> pushes a copy of <text:span text:style-name="T3">current</text:span> onto <text:span text:style-name="T3">matrixStack</text:span>. <text:s/>The value of <text:span text:style-name="T3">current</text:span> <text:span text:style-name="T5">is unchanged.</text:span></text:p>
        </text:list-item>
        <text:list-item>
          <text:p text:style-name="P7"><text:span text:style-name="T3">Pop()</text:span> pops the <text:span text:style-name="T3">matrixStack</text:span> and replaces the contents of <text:span text:style-name="T3">current</text:span> with the result. <text:s/>The original contents of <text:span text:style-name="T3">current</text:span> is lost.</text:p>
        </text:list-item>
        <text:list-item>
          <text:p text:style-name="P7"><text:span text:style-name="T3">Transform(V)</text:span><text:span text:style-name="T2">: Transforms a (column) vector </text:span><text:span text:style-name="T3">V</text:span><text:span text:style-name="T2"> by returning the result of the matrix product </text:span><text:span text:style-name="T3">current*V</text:span><text:span text:style-name="T2">.</text:span></text:p>
        </text:list-item>
      </text:list>
      <text:p text:style-name="Standard">Since many of those operations require a matrix-matrix multiplication, you should implement a procedure <text:s/><text:span text:style-name="T3">Multiply(A,B) </text:span>which returns matrix product <text:span text:style-name="T3">A*B. </text:span><text:span text:style-name="T7"><text:s/>Beware of parameter aliasing when writing this procedure.</text:span></text:p>
      <text:h text:style-name="Heading_20_2" text:outline-level="2">Interactive viewing operations</text:h>
      <text:p text:style-name="Standard">For task 2, you are to use the operations implemented in task 1 to provide an intuitive interface for manipulating the viewing of an graphical object. <text:s/>The current framework provides (in <text:span text:style-name="T3">Transformation.cpp </text:span><text:span text:style-name="T2">and </text:span><text:span text:style-name="T3">Transformation.h</text:span>) a batch of viewing parameters, and a number of procedures for setting and using those values. <text:span text:style-name="T2">(Look for comments containing </text:span><text:span text:style-name="T3">@TODO</text:span><text:span text:style-name="T2">)</text:span></text:p>
      <text:list xml:id="list1681193565" text:style-name="L4">
        <text:list-item>
          <text:p text:style-name="P5">Variables (e.g., <text:span text:style-name="T3">spin, tilt</text:span>) to hold the current viewing parameters.</text:p>
        </text:list-item>
        <text:list-item>
          <text:p text:style-name="P5">Procedures <text:span text:style-name="T3">LeftButtonDown</text:span>, <text:span text:style-name="T3">LeftButtonDrag</text:span>, etc., and <text:span text:style-name="T3">MouseWheelUp</text:span>, and <text:s/><text:span text:style-name="T3">MouseWheelDown</text:span>, are called by the framework to indicate the user has performed a mouse action, and should update the viewing parameter values appropriately.</text:p>
        </text:list-item>
        <text:list-item>
          <text:p text:style-name="P5">Procedure <text:span text:style-name="T3">BuildProjection</text:span> uses those values and the methods of class <text:span text:style-name="T3">Transform</text:span> to build the <text:span text:style-name="T3">viewing</text:span> and <text:span text:style-name="T3">projection</text:span> transformations.</text:p>
        </text:list-item>
      </text:list>
      <text:h text:style-name="Heading_20_2" text:outline-level="2"><text:soft-page-break/>Intuitive interactions</text:h>
      <text:p text:style-name="Standard"><text:span text:style-name="T2">There are</text:span> many common sense considerations when providing an intuitive user experience. <text:s/>Here are a few:</text:p>
      <text:list xml:id="list859899519" text:continue-numbering="true" text:style-name="L4">
        <text:list-item>
          <text:p text:style-name="P5">Clicking a mouse button, and immediately releasing it with no mouse drag in between should not change any of the transformations.</text:p>
        </text:list-item>
        <text:list-item>
          <text:p text:style-name="P5">Dragging the mouse some distance, then back to the starting point ought to return the transformations back to their starting values.</text:p>
        </text:list-item>
        <text:list-item>
          <text:p text:style-name="P5">The direction of a mouse drag ought to correspond to the direction of the objects motion.</text:p>
        </text:list-item>
        <text:list-item>
          <text:p text:style-name="P5">The distance the mouse is dragged ought to correspond to a “reasonable” amount of motion on the screen.</text:p>
        </text:list-item>
      </text:list>
      <text:h text:style-name="Heading_20_2" text:outline-level="2">Project Report</text:h>
      <text:p text:style-name="Standard">You are to submit a <text:span text:style-name="T3">succinct</text:span> project report with your project. <text:s/>It is called a project report to differentiate it from normal documentation. <text:s/>A project report is an English document, consisting of several paragraphs, documenting the following kinds of things:</text:p>
      <text:list xml:id="list490201686" text:continue-numbering="true" text:style-name="L4">
        <text:list-item>
          <text:p text:style-name="P8">The names of all your procedures and data structures along with a sentence or two describing their purpose.</text:p>
        </text:list-item>
        <text:list-item>
          <text:p text:style-name="P8">Any design decision you made that were different that what was discussed in class, or were not discussed in class.</text:p>
        </text:list-item>
        <text:list-item>
          <text:p text:style-name="P8">Anything extra you may have put in.</text:p>
        </text:list-item>
        <text:list-item>
          <text:p text:style-name="P8">Anything missing from your implementation.</text:p>
        </text:list-item>
        <text:list-item>
          <text:p text:style-name="P9">Anything else which will help me understand how to use your program or read the code.</text:p>
        </text:list-item>
      </text:list>
      <text:h text:style-name="Heading_20_2" text:outline-level="2">What/when/how to submit</text:h>
      <text:p text:style-name="P2">Use Moodle to submit a single zip file of your project.</text:p>
      <text:list xml:id="list1494717000" text:style-name="L5">
        <text:list-item>
          <text:p text:style-name="P12">Place your project report in a text file named <text:span text:style-name="T3">report.txt</text:span> (or <text:span text:style-name="T3">report.doc</text:span> or <text:span text:style-name="T3">report.odt</text:span> if you (unnecessarily) insist on producing a formated document).</text:p>
        </text:list-item>
        <text:list-item>
          <text:p text:style-name="P12">Create a zip file containing your report, and your source code <text:span text:style-name="T3">*.cpp,</text:span> <text:span text:style-name="T3">*.h</text:span> and <text:span text:style-name="T3">*.vcproj</text:span> files <text:span text:style-name="T6">and nothing else. <text:s/></text:span></text:p>
        </text:list-item>
        <text:list-item>
          <text:p text:style-name="P11">Log onto the Moodle at “https://distance.digipen.edu/“, follow the course web page link “CS241F10”, <text:s/>and click on the project submission link “CS241 Project1:... ” to upload your zip file.</text:p>
        </text:list-item>
      </text:list>
      <text:h text:style-name="Heading_20_2" text:outline-level="2">Grading Basis</text:h>
      <text:p text:style-name="Standard">Grading will be on a 100 point basis, with the following distribution:</text:p>
      <text:list xml:id="list1203622978" text:style-name="L6">
        <text:list-item>
          <text:p text:style-name="P13"><text:span text:style-name="T3">Task 1:</text:span> <text:s/>40% <text:s/>Based on the proper implementation of the methods of the <text:span text:style-name="T3">Transformation</text:span> class.</text:p>
        </text:list-item>
        <text:list-item>
          <text:p text:style-name="P13"><text:span text:style-name="T3">Task 2:</text:span> <text:s/>40% <text:s/>Based on the intuitiveness and accuracy of the interactions provided by your implementation. <text:s/>If your choices differ greatly from mine, you shoud carefully explain and justify them in your project report.</text:p>
        </text:list-item>
        <text:list-item>
          <text:p text:style-name="P13"><text:span text:style-name="T3">Code:</text:span> <text:s/>10%, judgment based on looking at the code for proper implementation and reasonable coding and commenting practices.</text:p>
        </text:list-item>
        <text:list-item>
          <text:p text:style-name="P10"><text:span text:style-name="T3">Project report:</text:span> <text:s/>10%, judgment based on how succinctly and accurately the project report describes your implementation.</text:p>
        </text:list-item>
        <text:list-item>
          <text:p text:style-name="P10"><text:span text:style-name="T3">Late policy:</text:span> <text:s/>There will be a late penalty of 2% for each day l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1" svg:font-family="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2" svg:font-family="'Bitstream Vera Serif'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3in" fo:margin-right="0in" fo:margin-top="0in" fo:margin-bottom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0.5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154in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008in solid #000000" fo:border-bottom="0.0008in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7402in" fo:margin-right="0.7402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xli</meta:initial-creator>
    <meta:creation-date>2004-05-24T12:06:00</meta:creation-date>
    <dc:date>2011-09-19T13:36:05</dc:date>
    <meta:printed-by>Gary Herron</meta:printed-by>
    <meta:print-date>2011-09-19T13:16:53</meta:print-date>
    <dc:language>en-US</dc:language>
    <meta:editing-cycles>93</meta:editing-cycles>
    <meta:editing-duration>P3DT12H18M37S</meta:editing-duration>
    <dc:creator>Gary Herron</dc:creator>
    <meta:document-statistic meta:table-count="0" meta:image-count="0" meta:object-count="0" meta:page-count="2" meta:paragraph-count="52" meta:word-count="794" meta:character-count="5095"/>
    <meta:user-defined meta:name="Info 1"/>
    <meta:user-defined meta:name="Info 2"/>
    <meta:user-defined meta:name="Info 3"/>
    <meta:user-defined meta:name="Info 4"/>
  </office:meta>
</office:document-meta>
</file>